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1000000E050DAFF23C8BAB226.jpg" manifest:media-type="image/jpeg"/>
  <manifest:file-entry manifest:full-path="Pictures/1000000000000264000002648F07135EFE2F109D.png" manifest:media-type="image/png"/>
  <manifest:file-entry manifest:full-path="Pictures/1000020100000314000000B0F61FE875726F96F6.png" manifest:media-type="image/png"/>
  <manifest:file-entry manifest:full-path="Pictures/10000201000004B00000015C98C46580A76C8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1.004cm" fo:min-width="2.104cm" fo:padding-top="0.009cm" fo:padding-bottom="0.009cm" fo:padding-left="0.009cm" fo:padding-right="0.009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4cm" fo:min-width="1.674cm" fo:padding-top="0.009cm" fo:padding-bottom="0.009cm" fo:padding-left="0.009cm" fo:padding-right="0.00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3cm" fo:min-width="1.674cm" fo:padding-top="0.009cm" fo:padding-bottom="0.009cm" fo:padding-left="0.009cm" fo:padding-right="0.00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2cm" fo:min-width="0.43cm" fo:padding-top="0.009cm" fo:padding-bottom="0.009cm" fo:padding-left="0.009cm" fo:padding-right="0.009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141cm" fo:min-width="8.872cm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258cm" fo:min-width="1.15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4" style:family="paragraph">
      <loext:graphic-properties draw:fill-color="#b2b2b2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5" style:family="paragraph">
      <style:paragraph-properties fo:text-align="center" style:writing-mode="lr-tb"/>
      <style:text-properties style:font-name="Liberation Serif" fo:font-size="8pt"/>
    </style:style>
    <style:style style:name="P6" style:family="paragraph">
      <loext:graphic-properties draw:fill-color="#dddddd"/>
      <style:paragraph-properties fo:text-align="center" style:writing-mode="lr-tb"/>
      <style:text-properties style:font-name="Liberation Serif" fo:font-size="8pt"/>
    </style:style>
    <style:style style:name="P7" style:family="paragraph">
      <style:paragraph-properties fo:text-align="center" style:writing-mode="lr-tb"/>
      <style:text-properties style:font-name="Liberation Serif"/>
    </style:style>
    <style:style style:name="P8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dddddd"/>
      <style:paragraph-properties fo:text-align="center"/>
      <style:text-properties style:font-name="Arial" fo:font-size="8pt"/>
    </style:style>
    <style:style style:name="P11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2" style:family="paragraph">
      <style:paragraph-properties fo:text-align="center" style:writing-mode="lr-tb"/>
      <style:text-properties fo:font-size="6pt" style:font-size-asian="6pt" style:font-size-complex="6pt"/>
    </style:style>
    <style:style style:name="P13" style:family="paragraph">
      <loext:graphic-properties draw:fill-color="#cccccc"/>
      <style:paragraph-properties fo:text-align="center" style:writing-mode="lr-tb"/>
      <style:text-properties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Liberation Serif" fo:font-size="6pt" style:font-size-asian="8pt" style:font-size-complex="8pt"/>
    </style:style>
    <style:style style:name="T3" style:family="text">
      <style:text-properties style:font-name="Liberation Serif" fo:font-size="6pt" style:font-size-asian="6pt" style:font-size-complex="6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</text:span><text:span text:style-name="T1">Embedded Systems</text:span></text:p>
          </draw:text-box>
        </draw:frame>
        <draw:g>
          <draw:custom-shape draw:style-name="gr2" draw:text-style-name="P4" draw:layer="layout" svg:width="2.122cm" svg:height="1.022cm" svg:x="8.352cm" svg:y="6.869cm">
            <text:p text:style-name="P3"><text:span text:style-name="T2">Run</text:span></text:p>
            <text:p text:style-name="P3"><text:span text:style-name="T2">infere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2.255cm" svg:height="1.022cm" svg:x="1.584cm" svg:y="6.86cm">
            <text:p text:style-name="P5"><text:span text:style-name="T2">Train mode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8" draw:layer="layout" svg:width="2.256cm" svg:height="1.021cm" svg:x="3.778cm" svg:y="6.861cm">
            <text:p text:style-name="P7"><text:span text:style-name="T3">Convert to</text:span></text:p>
            <text:p text:style-name="P7"><text:span text:style-name="T3">TF Lite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8" draw:layer="layout" svg:width="2.255cm" svg:height="1.022cm" svg:x="5.972cm" svg:y="6.861cm">
            <text:p text:style-name="P7"><text:span text:style-name="T3">Deploy mode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9" draw:layer="layout" svg:width="1.754cm" svg:height="0.508cm" svg:x="2.065cm" svg:y="4.858cm">
            <draw:image xlink:href="Pictures/10000201000004B00000015C98C46580A76C8F15.png" xlink:type="simple" xlink:show="embed" xlink:actuate="onLoad" loext:mime-type="image/png">
              <text:p/>
            </draw:image>
          </draw:frame>
          <draw:frame draw:style-name="gr5" draw:text-style-name="P9" draw:layer="layout" svg:width="1.817cm" svg:height="0.406cm" svg:x="2.026cm" svg:y="5.493cm">
            <draw:image xlink:href="Pictures/1000020100000314000000B0F61FE875726F96F6.png" xlink:type="simple" xlink:show="embed" xlink:actuate="onLoad" loext:mime-type="image/png">
              <text:p/>
            </draw:image>
          </draw:frame>
          <draw:frame draw:style-name="gr5" draw:text-style-name="P9" draw:layer="layout" svg:width="1.394cm" svg:height="1.394cm" svg:x="5.081cm" svg:y="5.012cm">
            <draw:image xlink:href="Pictures/1000000000000264000002648F07135EFE2F109D.png" xlink:type="simple" xlink:show="embed" xlink:actuate="onLoad" loext:mime-type="image/png">
              <text:p/>
            </draw:image>
          </draw:frame>
          <draw:custom-shape draw:style-name="gr6" draw:text-style-name="P10" draw:layer="layout" svg:width="0.658cm" svg:height="0.546cm" svg:x="6.641cm" svg:y="5.466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0" draw:layer="layout" svg:width="0.658cm" svg:height="0.546cm" svg:x="4.353cm" svg:y="5.467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9" draw:layer="layout" svg:width="8.89cm" svg:height="2.159cm" svg:x="1.584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4.064cm" svg:height="0.727cm" svg:x="6.545cm" svg:y="6.261cm">
            <draw:text-box>
              <text:p><text:span text:style-name="T4">Cost-optimized FPGAs $89</text:span></text:p>
            </draw:text-box>
          </draw:frame>
          <draw:frame draw:style-name="gr5" draw:text-style-name="P9" draw:layer="layout" svg:width="2.303cm" svg:height="1.531cm" svg:x="7.67cm" svg:y="4.826cm">
            <draw:image xlink:href="Pictures/1000000000000151000000E050DAFF23C8BAB226.jpg" xlink:type="simple" xlink:show="embed" xlink:actuate="onLoad" loext:mime-type="image/jpeg">
              <text:p/>
            </draw:image>
          </draw:frame>
          <draw:custom-shape draw:style-name="gr9" draw:text-style-name="P13" draw:layer="layout" svg:width="1.651cm" svg:height="0.508cm" svg:x="2.116cm" svg:y="5.997cm">
            <text:p text:style-name="P12"><text:span text:style-name="T4">HF6</text:span></text:p>
            <text:p text:style-name="P12"><text:span text:style-name="T4">Quantization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08:24.211551998</dc:date>
    <meta:editing-duration>PT3H50S</meta:editing-duration>
    <meta:editing-cycles>31</meta:editing-cycles>
    <meta:generator>LibreOffice/6.4.7.2$Linux_X86_64 LibreOffice_project/40$Build-2</meta:generator>
    <meta:document-statistic meta:object-count="15"/>
  </office:meta>
</office:document-meta>
</file>